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1552" officeooo:paragraph-rsid="00111552"/>
    </style:style>
    <style:style style:name="P2" style:family="paragraph" style:parent-style-name="Standard">
      <style:text-properties officeooo:rsid="0012990d" officeooo:paragraph-rsid="0012990d"/>
    </style:style>
    <style:style style:name="P3" style:family="paragraph" style:parent-style-name="Standard">
      <style:text-properties officeooo:rsid="0012990d" officeooo:paragraph-rsid="0012dbda"/>
    </style:style>
    <style:style style:name="P4" style:family="paragraph" style:parent-style-name="Standard">
      <style:text-properties officeooo:paragraph-rsid="0012990d"/>
    </style:style>
    <style:style style:name="P5" style:family="paragraph" style:parent-style-name="Standard">
      <style:text-properties fo:font-style="italic" officeooo:rsid="0012990d" officeooo:paragraph-rsid="0012990d" style:font-style-asian="italic" style:font-style-complex="italic"/>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paragraph-properties style:line-height-at-least="0.503cm"/>
      <style:text-properties fo:color="#d4d4d4" style:font-name="Droid Sans Mono" fo:font-size="10.5pt" fo:font-weight="normal" officeooo:paragraph-rsid="0012dbda" fo:background-color="#1e1e1e"/>
    </style:style>
    <style:style style:name="P8" style:family="paragraph" style:parent-style-name="Standard">
      <style:paragraph-properties style:line-height-at-least="0.503cm"/>
      <style:text-properties fo:color="#d4d4d4" style:font-name="Droid Sans Mono" fo:font-size="10.5pt" fo:font-weight="normal" officeooo:paragraph-rsid="0014799a" fo:background-color="#1e1e1e"/>
    </style:style>
    <style:style style:name="P9" style:family="paragraph" style:parent-style-name="Standard">
      <style:paragraph-properties style:line-height-at-least="0.503cm"/>
      <style:text-properties fo:color="#d4d4d4" style:font-name="Droid Sans Mono" fo:font-size="10.5pt" fo:font-weight="normal" officeooo:paragraph-rsid="00193947" fo:background-color="#1e1e1e"/>
    </style:style>
    <style:style style:name="P10" style:family="paragraph" style:parent-style-name="Standard">
      <style:paragraph-properties style:line-height-at-least="0.503cm"/>
      <style:text-properties fo:color="#d4d4d4" style:font-name="Droid Sans Mono" fo:font-size="10.5pt" fo:font-weight="normal" officeooo:rsid="0012990d" officeooo:paragraph-rsid="0012dbda" fo:background-color="#1e1e1e"/>
    </style:style>
    <style:style style:name="P11" style:family="paragraph" style:parent-style-name="Standard">
      <style:text-properties fo:color="#d4d4d4" style:font-name="Droid Sans Mono" fo:font-size="10.5pt" fo:font-weight="normal" officeooo:rsid="0012990d" officeooo:paragraph-rsid="0012dbda" fo:background-color="#1e1e1e"/>
    </style:style>
    <style:style style:name="P12" style:family="paragraph" style:parent-style-name="Standard">
      <style:text-properties fo:color="#d4d4d4" style:font-name="Droid Sans Mono" fo:font-size="10.5pt" fo:font-weight="normal" officeooo:rsid="0012dbda" officeooo:paragraph-rsid="0012dbda" fo:background-color="#1e1e1e"/>
    </style:style>
    <style:style style:name="P13" style:family="paragraph" style:parent-style-name="Standard">
      <style:paragraph-properties style:line-height-at-least="0.503cm"/>
      <style:text-properties fo:color="#d4d4d4" style:font-name="Droid Sans Mono" fo:font-size="10.5pt" fo:font-weight="normal" officeooo:rsid="0014799a" officeooo:paragraph-rsid="0014799a" fo:background-color="#1e1e1e"/>
    </style:style>
    <style:style style:name="P14" style:family="paragraph" style:parent-style-name="Standard">
      <style:text-properties fo:color="#d4d4d4" style:font-name="Droid Sans Mono" fo:font-size="10.5pt" fo:font-weight="normal" officeooo:rsid="0014799a" officeooo:paragraph-rsid="00147c8d" fo:background-color="#1e1e1e"/>
    </style:style>
    <style:style style:name="P15" style:family="paragraph" style:parent-style-name="Standard">
      <style:paragraph-properties style:line-height-at-least="0.503cm"/>
      <style:text-properties fo:color="#d4d4d4" style:font-name="Droid Sans Mono" fo:font-size="10.5pt" fo:font-weight="normal" officeooo:rsid="00147c8d" officeooo:paragraph-rsid="00147c8d" fo:background-color="#1e1e1e"/>
    </style:style>
    <style:style style:name="P16" style:family="paragraph" style:parent-style-name="Standard">
      <style:text-properties fo:color="#d4d4d4" style:font-name="Droid Sans Mono" fo:font-size="10.5pt" fo:font-weight="normal" officeooo:paragraph-rsid="00147c8d" fo:background-color="#1e1e1e"/>
    </style:style>
    <style:style style:name="P17" style:family="paragraph" style:parent-style-name="Standard">
      <style:text-properties fo:color="#d4d4d4" style:font-name="Droid Sans Mono" fo:font-size="10.5pt" fo:font-weight="normal" officeooo:rsid="001666cf" officeooo:paragraph-rsid="001666cf" fo:background-color="#1e1e1e"/>
    </style:style>
    <style:style style:name="P18" style:family="paragraph" style:parent-style-name="Standard">
      <style:text-properties fo:color="#d4d4d4" style:font-name="Droid Sans Mono" fo:font-size="10.5pt" fo:font-weight="normal" officeooo:rsid="00174a2c" officeooo:paragraph-rsid="00174a2c" fo:background-color="#1e1e1e"/>
    </style:style>
    <style:style style:name="P19" style:family="paragraph" style:parent-style-name="Standard">
      <style:paragraph-properties style:line-height-at-least="0.503cm"/>
      <style:text-properties fo:color="#d4d4d4" style:font-name="Droid Sans Mono" fo:font-size="10.5pt" fo:font-weight="normal" officeooo:rsid="00174a2c" officeooo:paragraph-rsid="00174a2c" fo:background-color="#1e1e1e"/>
    </style:style>
    <style:style style:name="P20" style:family="paragraph" style:parent-style-name="Standard">
      <style:text-properties fo:color="#d4d4d4" style:font-name="Droid Sans Mono" fo:font-size="10.5pt" fo:font-weight="normal" officeooo:rsid="00193947" officeooo:paragraph-rsid="00193947" fo:background-color="#1e1e1e"/>
    </style:style>
    <style:style style:name="P21" style:family="paragraph" style:parent-style-name="Standard">
      <style:paragraph-properties style:line-height-at-least="0.503cm"/>
    </style:style>
    <style:style style:name="P22" style:family="paragraph" style:parent-style-name="Standard">
      <style:text-properties officeooo:rsid="0012dbda" officeooo:paragraph-rsid="0012dbda"/>
    </style:style>
    <style:style style:name="P23" style:family="paragraph" style:parent-style-name="Standard">
      <style:paragraph-properties style:line-height-at-least="0.503cm"/>
      <style:text-properties fo:color="#6a9955" style:font-name="Droid Sans Mono" fo:font-size="10.5pt" fo:font-weight="normal" fo:background-color="#1e1e1e"/>
    </style:style>
    <style:style style:name="P24" style:family="paragraph" style:parent-style-name="Standard">
      <style:paragraph-properties style:line-height-at-least="0.503cm"/>
      <style:text-properties fo:color="#6a9955" style:font-name="Droid Sans Mono" fo:font-size="10.5pt" fo:font-weight="normal" officeooo:paragraph-rsid="00193947" fo:background-color="#1e1e1e"/>
    </style:style>
    <style:style style:name="P25" style:family="paragraph" style:parent-style-name="Standard">
      <style:text-properties officeooo:paragraph-rsid="0012dbda"/>
    </style:style>
    <style:style style:name="P26" style:family="paragraph" style:parent-style-name="Standard">
      <style:text-properties officeooo:rsid="0014799a" officeooo:paragraph-rsid="0014799a"/>
    </style:style>
    <style:style style:name="P27" style:family="paragraph" style:parent-style-name="Standard">
      <style:text-properties officeooo:rsid="0014799a" officeooo:paragraph-rsid="001948e0"/>
    </style:style>
    <style:style style:name="P28" style:family="paragraph" style:parent-style-name="Standard">
      <style:text-properties fo:font-weight="bold" officeooo:rsid="001948e0" officeooo:paragraph-rsid="001948e0" style:font-weight-asian="bold" style:font-weight-complex="bold"/>
    </style:style>
    <style:style style:name="P29" style:family="paragraph" style:parent-style-name="Standard">
      <style:text-properties style:text-underline-style="solid" style:text-underline-width="auto" style:text-underline-color="font-color" fo:font-weight="bold" officeooo:paragraph-rsid="00111552" style:font-weight-asian="bold" style:font-weight-complex="bold"/>
    </style:style>
    <style:style style:name="P30" style:family="paragraph" style:parent-style-name="Standard">
      <style:text-properties officeooo:paragraph-rsid="0014799a"/>
    </style:style>
    <style:style style:name="P31" style:family="paragraph" style:parent-style-name="Standard">
      <style:text-properties officeooo:rsid="00147c8d" officeooo:paragraph-rsid="00147c8d"/>
    </style:style>
    <style:style style:name="P32" style:family="paragraph" style:parent-style-name="Standard">
      <style:text-properties officeooo:paragraph-rsid="00147c8d"/>
    </style:style>
    <style:style style:name="P33" style:family="paragraph" style:parent-style-name="Standard">
      <style:text-properties officeooo:rsid="001666cf" officeooo:paragraph-rsid="001666cf"/>
    </style:style>
    <style:style style:name="P34" style:family="paragraph" style:parent-style-name="Standard">
      <style:text-properties officeooo:rsid="001666cf" officeooo:paragraph-rsid="001948e0"/>
    </style:style>
    <style:style style:name="P35" style:family="paragraph" style:parent-style-name="Standard">
      <style:text-properties officeooo:paragraph-rsid="001666cf"/>
    </style:style>
    <style:style style:name="P36" style:family="paragraph" style:parent-style-name="Standard">
      <style:text-properties officeooo:rsid="00174a2c" officeooo:paragraph-rsid="00174a2c"/>
    </style:style>
    <style:style style:name="P37" style:family="paragraph" style:parent-style-name="Standard">
      <style:text-properties officeooo:paragraph-rsid="00174a2c"/>
    </style:style>
    <style:style style:name="P38" style:family="paragraph" style:parent-style-name="Standard">
      <style:text-properties officeooo:rsid="00193947" officeooo:paragraph-rsid="00193947"/>
    </style:style>
    <style:style style:name="P39" style:family="paragraph" style:parent-style-name="Standard">
      <style:text-properties officeooo:paragraph-rsid="001948e0"/>
    </style:style>
    <style:style style:name="P40" style:family="paragraph" style:parent-style-name="Standard">
      <style:text-properties officeooo:rsid="001948e0" officeooo:paragraph-rsid="00193947"/>
    </style:style>
    <style:style style:name="P41" style:family="paragraph" style:parent-style-name="Standard">
      <style:text-properties officeooo:paragraph-rsid="001c19bb"/>
    </style:style>
    <style:style style:name="P42" style:family="paragraph" style:parent-style-name="Standard">
      <style:paragraph-properties fo:break-before="page"/>
      <style:text-properties officeooo:paragraph-rsid="0012dbda"/>
    </style:style>
    <style:style style:name="P43" style:family="paragraph" style:parent-style-name="Standard">
      <style:paragraph-properties fo:break-before="page"/>
      <style:text-properties officeooo:paragraph-rsid="0014799a"/>
    </style:style>
    <style:style style:name="P44" style:family="paragraph" style:parent-style-name="Standard">
      <style:paragraph-properties fo:break-before="page"/>
      <style:text-properties officeooo:paragraph-rsid="001666cf"/>
    </style:style>
    <style:style style:name="P45" style:family="paragraph" style:parent-style-name="Standard">
      <style:paragraph-properties fo:break-before="page"/>
      <style:text-properties fo:color="#d4d4d4" style:font-name="Droid Sans Mono" fo:font-size="10.5pt" fo:font-weight="normal" officeooo:rsid="00193947" officeooo:paragraph-rsid="00193947" fo:background-color="#1e1e1e"/>
    </style:style>
    <style:style style:name="P46" style:family="paragraph" style:parent-style-name="Standard">
      <style:paragraph-properties fo:break-before="page"/>
      <style:text-properties officeooo:paragraph-rsid="00147c8d"/>
    </style:style>
    <style:style style:name="T1" style:family="text">
      <style:text-properties officeooo:rsid="00111552"/>
    </style:style>
    <style:style style:name="T2" style:family="text">
      <style:text-properties officeooo:rsid="0012990d"/>
    </style:style>
    <style:style style:name="T3" style:family="text">
      <style:text-properties fo:color="#569cd6"/>
    </style:style>
    <style:style style:name="T4" style:family="text">
      <style:text-properties fo:color="#569cd6" officeooo:rsid="0012dbda"/>
    </style:style>
    <style:style style:name="T5" style:family="text">
      <style:text-properties fo:color="#d4d4d4"/>
    </style:style>
    <style:style style:name="T6" style:family="text">
      <style:text-properties fo:color="#d4d4d4" style:font-name="Droid Sans Mono" fo:font-size="10.5pt" fo:font-weight="normal" fo:background-color="#1e1e1e" loext:char-shading-value="0"/>
    </style:style>
    <style:style style:name="T7" style:family="text">
      <style:text-properties fo:color="#4ec9b0"/>
    </style:style>
    <style:style style:name="T8" style:family="text">
      <style:text-properties fo:color="#4ec9b0" officeooo:rsid="0012dbda"/>
    </style:style>
    <style:style style:name="T9" style:family="text">
      <style:text-properties fo:color="#4ec9b0" style:font-name="Droid Sans Mono" fo:font-size="10.5pt" fo:font-weight="normal" fo:background-color="#1e1e1e" loext:char-shading-value="0"/>
    </style:style>
    <style:style style:name="T10" style:family="text">
      <style:text-properties fo:color="#9cdcfe"/>
    </style:style>
    <style:style style:name="T11" style:family="text">
      <style:text-properties fo:color="#9cdcfe" officeooo:rsid="0012dbda"/>
    </style:style>
    <style:style style:name="T12" style:family="text">
      <style:text-properties fo:color="#9cdcfe" officeooo:rsid="0014799a"/>
    </style:style>
    <style:style style:name="T13" style:family="text">
      <style:text-properties fo:color="#9cdcfe" officeooo:rsid="00147c8d"/>
    </style:style>
    <style:style style:name="T14" style:family="text">
      <style:text-properties fo:color="#9cdcfe" officeooo:rsid="001666cf"/>
    </style:style>
    <style:style style:name="T15" style:family="text">
      <style:text-properties fo:color="#9cdcfe" officeooo:rsid="00193947"/>
    </style:style>
    <style:style style:name="T16" style:family="text">
      <style:text-properties fo:color="#9cdcfe" style:font-name="Droid Sans Mono" fo:font-size="10.5pt" fo:font-weight="normal" fo:background-color="#1e1e1e" loext:char-shading-value="0"/>
    </style:style>
    <style:style style:name="T17" style:family="text">
      <style:text-properties officeooo:rsid="0012dbda"/>
    </style:style>
    <style:style style:name="T18" style:family="text">
      <style:text-properties fo:color="#dcdcaa"/>
    </style:style>
    <style:style style:name="T19" style:family="text">
      <style:text-properties fo:color="#dcdcaa" style:font-name="Droid Sans Mono" fo:font-size="10.5pt" fo:font-weight="normal" fo:background-color="#1e1e1e" loext:char-shading-value="0"/>
    </style:style>
    <style:style style:name="T20" style:family="text">
      <style:text-properties officeooo:rsid="0014799a"/>
    </style:style>
    <style:style style:name="T21" style:family="text">
      <style:text-properties fo:color="#6a9955"/>
    </style:style>
    <style:style style:name="T22" style:family="text">
      <style:text-properties fo:color="#c586c0"/>
    </style:style>
    <style:style style:name="T23" style:family="text">
      <style:text-properties officeooo:rsid="00147c8d"/>
    </style:style>
    <style:style style:name="T24" style:family="text">
      <style:text-properties fo:color="#4fc1ff"/>
    </style:style>
    <style:style style:name="T25" style:family="text">
      <style:text-properties fo:color="#4fc1ff" style:font-name="Droid Sans Mono" fo:font-size="10.5pt" fo:font-weight="normal" fo:background-color="#1e1e1e" loext:char-shading-value="0"/>
    </style:style>
    <style:style style:name="T26" style:family="text">
      <style:text-properties fo:color="#ce9178"/>
    </style:style>
    <style:style style:name="T27" style:family="text">
      <style:text-properties fo:color="#ce9178" style:font-name="Droid Sans Mono" fo:font-size="10.5pt" fo:font-weight="normal" fo:background-color="#1e1e1e" loext:char-shading-value="0"/>
    </style:style>
    <style:style style:name="T28" style:family="text">
      <style:text-properties officeooo:rsid="001666cf"/>
    </style:style>
    <style:style style:name="T29" style:family="text">
      <style:text-properties officeooo:rsid="00174a2c"/>
    </style:style>
    <style:style style:name="T30" style:family="text">
      <style:text-properties officeooo:rsid="00193947"/>
    </style:style>
    <style:style style:name="T31" style:family="text">
      <style:text-properties fo:font-style="italic" style:font-style-asian="italic" style:font-style-complex="italic"/>
    </style:style>
    <style:style style:name="T32" style:family="text">
      <style:text-properties fo:font-style="italic" officeooo:rsid="001666cf" style:font-style-asian="italic" style:font-style-complex="italic"/>
    </style:style>
    <style:style style:name="T33" style:family="text">
      <style:text-properties fo:font-style="italic" officeooo:rsid="0012990d" style:font-style-asian="italic" style:font-style-complex="italic"/>
    </style:style>
    <style:style style:name="T34" style:family="text">
      <style:text-properties fo:font-style="italic" officeooo:rsid="0012dbda" style:font-style-asian="italic" style:font-style-complex="italic"/>
    </style:style>
    <style:style style:name="T35" style:family="text">
      <style:text-properties fo:font-style="italic" officeooo:rsid="001a3ff6" style:font-style-asian="italic" style:font-style-complex="italic"/>
    </style:style>
    <style:style style:name="T36" style:family="text">
      <style:text-properties fo:font-style="italic" officeooo:rsid="0014799a" style:font-style-asian="italic" style:font-style-complex="italic"/>
    </style:style>
    <style:style style:name="T37" style:family="text">
      <style:text-properties fo:font-style="italic" officeooo:rsid="00147c8d" style:font-style-asian="italic" style:font-style-complex="italic"/>
    </style:style>
    <style:style style:name="T38" style:family="text">
      <style:text-properties fo:font-style="italic" officeooo:rsid="00174a2c" style:font-style-asian="italic" style:font-style-complex="italic"/>
    </style:style>
    <style:style style:name="T39" style:family="text">
      <style:text-properties fo:font-style="italic" officeooo:rsid="00193947" style:font-style-asian="italic" style:font-style-complex="italic"/>
    </style:style>
    <style:style style:name="T40" style:family="text">
      <style:text-properties fo:font-style="italic" officeooo:rsid="001948e0" style:font-style-asian="italic" style:font-style-complex="italic"/>
    </style:style>
    <style:style style:name="T41" style:family="text">
      <style:text-properties fo:font-style="italic" officeooo:rsid="001c19bb" style:font-style-asian="italic" style:font-style-complex="italic"/>
    </style:style>
    <style:style style:name="T42" style:family="text">
      <style:text-properties fo:font-style="italic" style:text-underline-style="none" style:font-style-asian="italic" style:font-style-complex="italic"/>
    </style:style>
    <style:style style:name="T43" style:family="text">
      <style:text-properties officeooo:rsid="001948e0"/>
    </style:style>
    <style:style style:name="T44" style:family="text">
      <style:text-properties officeooo:rsid="001a3ff6"/>
    </style:style>
    <style:style style:name="T45" style:family="text">
      <style:text-properties fo:font-style="normal" style:font-style-asian="normal" style:font-style-complex="normal"/>
    </style:style>
    <style:style style:name="T46" style:family="text">
      <style:text-properties officeooo:rsid="001c19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Gebaseerd op de </text:span><text:span text:style-name="T1">Vehicle </text:span><text:span text:style-name="T2">opdracht</text:span><text:span text:style-name="T1">.</text:span></text:p>
      <text:p text:style-name="P1"/>
      <text:p text:style-name="P1">Als je je te schrijven code zo veel mogelijk probeert te vergelijken met de tastbare wereld, dan maakt het het begrijpen van de logica in die code een stuk makkelijker.</text:p>
      <text:p text:style-name="P1"/>
      <text:p text:style-name="P4"/>
      <text:p text:style-name="P4"><text:span text:style-name="T2">Een </text:span><text:span text:style-name="T33">Auto</text:span><text:span text:style-name="T2"> heeft een </text:span><text:span text:style-name="T33">Tank</text:span><text:span text:style-name="T2">.</text:span></text:p>
      <text:p text:style-name="P4"><text:span text:style-name="T2">Een </text:span><text:span text:style-name="T33">Auto</text:span><text:span text:style-name="T2"> heeft een </text:span><text:span text:style-name="T33">Motor</text:span><text:span text:style-name="T2">.</text:span></text:p>
      <text:p text:style-name="P4"/>
      <text:p text:style-name="P5">De Auto, de Tank en de Motor zijn alle 3 een klasse.</text:p>
      <text:p text:style-name="P2"/>
      <text:p text:style-name="P2">Een <text:span text:style-name="T31">Tank</text:span> heeft een <text:span text:style-name="T31">formaat</text:span>.</text:p>
      <text:p text:style-name="P2">Een <text:span text:style-name="T31">Tank</text:span> heeft een <text:span text:style-name="T42">inhoud</text:span>.</text:p>
      <text:p text:style-name="P2"/>
      <text:p text:style-name="P2">Een <text:span text:style-name="T31">Motor</text:span> heeft een <text:span text:style-name="T31">efficiency</text:span>.</text:p>
      <text:p text:style-name="P2"/>
      <text:p text:style-name="P5">Het formaat, de inhoud en de efficiency zijn values.</text:p>
      <text:p text:style-name="P2"/>
      <text:p text:style-name="P2">De eerste regels code zijn het aanmaken van 3 klasses en hun bijbehorende values.</text:p>
      <text:p text:style-name="P2"/>
      <text:p text:style-name="P22"/>
      <text:p text:style-name="P11"><text:span text:style-name="T3"/></text:p>
      <text:p text:style-name="P11"><text:span text:style-name="T3">public</text:span> <text:span text:style-name="T3">class</text:span> <text:span text:style-name="T7">Vehicle</text:span> {</text:p>
      <text:p text:style-name="P11"/>
      <text:p text:style-name="P11">}</text:p>
      <text:p text:style-name="P3"/>
      <text:p text:style-name="P3"/>
      <text:p text:style-name="P11"><text:span text:style-name="T3"/></text:p>
      <text:p text:style-name="P7"><text:span text:style-name="T3">public</text:span> <text:span text:style-name="T3">class</text:span> <text:span text:style-name="T7">Tank</text:span> {</text:p>
      <text:p text:style-name="P7"><text:span text:style-name="T3"><text:tab/>public</text:span> <text:span text:style-name="T7">int</text:span> <text:span text:style-name="T10">tankSize</text:span>;</text:p>
      <text:p text:style-name="P7"><text:span text:style-name="T3"><text:tab/>public</text:span> <text:span text:style-name="T7">int</text:span> <text:span text:style-name="T10">fuelInTank</text:span>;</text:p>
      <text:p text:style-name="P8">}</text:p>
      <text:p text:style-name="P3"/>
      <text:p text:style-name="P3"/>
      <text:p text:style-name="P3"/>
      <text:p text:style-name="P11"><text:span text:style-name="T3">public</text:span> <text:span text:style-name="T3">class</text:span> <text:span text:style-name="T7">Motor</text:span> {</text:p>
      <text:p text:style-name="P7"><text:span text:style-name="T7"><text:tab/>int</text:span> <text:span text:style-name="T10">efficiency</text:span>;</text:p>
      <text:p text:style-name="P10">}</text:p>
      <text:p text:style-name="P10"/>
      <text:p text:style-name="P22"/>
      <text:p text:style-name="P22"/>
      <text:p text:style-name="P42"><text:span text:style-name="T17">Vervolgens maak je de constructors voor de klasses </text:span><text:span text:style-name="T34">Tank</text:span><text:span text:style-name="T17"> en </text:span><text:span text:style-name="T34">Motor</text:span><text:span text:style-name="T17">. Deze moeten straks in je </text:span><text:span text:style-name="T35">A</text:span><text:span text:style-name="T34">uto</text:span><text:span text:style-name="T17"> dus deze </text:span><text:span text:style-name="T20">maak je</text:span><text:span text:style-name="T17"> eerst.</text:span></text:p>
      <text:p text:style-name="P22"/>
      <text:p text:style-name="P12"><text:span text:style-name="T3">public</text:span> <text:span text:style-name="T3">class</text:span> <text:span text:style-name="T7">Tank</text:span> {</text:p>
      <text:p text:style-name="P6"><text:span text:style-name="T3"><text:tab/>public</text:span> <text:span text:style-name="T7">int</text:span> <text:span text:style-name="T10">tankSize</text:span>;</text:p>
      <text:p text:style-name="P6"><text:span text:style-name="T3"><text:tab/>public</text:span> <text:span text:style-name="T7">int</text:span> <text:span text:style-name="T10">fuelInTank</text:span>;</text:p>
      <text:p text:style-name="P21"/>
      <text:p text:style-name="P23">// dit is de constructor. Deze verwacht een tankSize.</text:p>
      <text:p text:style-name="P6"><text:span text:style-name="T3"><text:tab/>public</text:span> <text:span text:style-name="T18">Tank</text:span>(<text:span text:style-name="T7">int</text:span> <text:span text:style-name="T10">tanksize</text:span>){</text:p>
      <text:p text:style-name="P6"><text:span text:style-name="T10"><text:tab/><text:tab/></text:span><text:span text:style-name="T11">this.</text:span><text:span text:style-name="T10">tankSize</text:span> = <text:span text:style-name="T10">tanksize</text:span>;</text:p>
      <text:p text:style-name="P6"><text:tab/>};</text:p>
      <text:p text:style-name="P13">}</text:p>
      <text:p text:style-name="P22"/>
      <text:p text:style-name="P22"/>
      <text:p text:style-name="P12"><text:span text:style-name="T3">public</text:span> <text:span text:style-name="T3">class</text:span> <text:span text:style-name="T7">Motor</text:span> {</text:p>
      <text:p text:style-name="P6"><text:span text:style-name="T7"><text:tab/>int</text:span> <text:span text:style-name="T10">efficiency</text:span>;</text:p>
      <text:p text:style-name="P21"/>
      <text:p text:style-name="P6"><text:span text:style-name="T3"><text:tab/>public</text:span> <text:span text:style-name="T18">Motor</text:span>(<text:span text:style-name="T7">int</text:span> <text:span text:style-name="T10">efficiency</text:span>){</text:p>
      <text:p text:style-name="P6"><text:span text:style-name="T10"><text:tab/><text:tab/></text:span><text:span text:style-name="T11">this.</text:span><text:span text:style-name="T10">efficiency</text:span> = <text:span text:style-name="T10">efficiency</text:span>;</text:p>
      <text:p text:style-name="P6"><text:tab/>};</text:p>
      <text:p text:style-name="P6">}</text:p>
      <text:p text:style-name="P22"/>
      <text:p text:style-name="P22"/>
      <text:p text:style-name="P25"><text:span text:style-name="T17">De </text:span><text:span text:style-name="T34">Auto</text:span><text:span text:style-name="T17"> klasse kan nu </text:span><text:span text:style-name="T20">verder </text:span><text:span text:style-name="T17">gemaakt worden. De </text:span><text:span text:style-name="T34">Tank</text:span><text:span text:style-name="T17"> en de </text:span><text:span text:style-name="T34">Motor</text:span><text:span text:style-name="T17"> kunnen nu in de </text:span><text:span text:style-name="T34">Auto</text:span><text:span text:style-name="T17"> want </text:span><text:span text:style-name="T44">je</text:span><text:span text:style-name="T17"> kan ze ook aanroepen.</text:span></text:p>
      <text:p text:style-name="P25"><text:span text:style-name="T17">Eerst geef </text:span><text:span text:style-name="T20">je</text:span><text:span text:style-name="T17"> de variabelen mee. In dit geval zijn die variabelen een </text:span><text:span text:style-name="T34">Tank</text:span><text:span text:style-name="T17"> en een </text:span><text:span text:style-name="T34">Motor</text:span><text:span text:style-name="T17">.</text:span></text:p>
      <text:p text:style-name="P25"><text:span text:style-name="T20">M</text:span><text:span text:style-name="T17">aak dus een klasse variabele aan.</text:span></text:p>
      <text:p text:style-name="P22"/>
      <text:p text:style-name="P12"><text:span text:style-name="T3"/></text:p>
      <text:p text:style-name="P12"><text:span text:style-name="T3">public</text:span> <text:span text:style-name="T3">class</text:span> <text:span text:style-name="T7">Vehicle</text:span> {</text:p>
      <text:p text:style-name="P6"><text:span text:style-name="T3"><text:tab/>private</text:span> <text:span text:style-name="T7">Tank</text:span> <text:span text:style-name="T10">tank</text:span>;</text:p>
      <text:p text:style-name="P7"><text:span text:style-name="T3"><text:tab/>private</text:span> <text:span text:style-name="T7">Motor</text:span> <text:span text:style-name="T10">motor</text:span>;</text:p>
      <text:p text:style-name="P7"><text:span text:style-name="T17">}</text:span></text:p>
      <text:p text:style-name="P22"/>
      <text:p text:style-name="P22">Vervolgens een contructor voor de <text:span text:style-name="T31">Auto.</text:span></text:p>
      <text:p text:style-name="P22"/>
      <text:p text:style-name="P12"><text:span text:style-name="T3">public</text:span> <text:span text:style-name="T3">class</text:span> <text:span text:style-name="T7">Vehicle</text:span> {</text:p>
      <text:p text:style-name="P6"><text:span text:style-name="T3"><text:tab/>private</text:span> <text:span text:style-name="T7">Tank</text:span> <text:span text:style-name="T10">tank</text:span>;</text:p>
      <text:p text:style-name="P6"><text:span text:style-name="T3"><text:tab/>private</text:span> <text:span text:style-name="T7">Motor</text:span> <text:span text:style-name="T10">motor</text:span>;</text:p>
      <text:p text:style-name="P21"/>
      <text:p text:style-name="P23">// constructor</text:p>
      <text:p text:style-name="P6"><text:span text:style-name="T3"><text:tab/>public</text:span> <text:span text:style-name="T18">Vehicle</text:span>(<text:span text:style-name="T7">Tank</text:span> <text:span text:style-name="T10">tank</text:span>, <text:span text:style-name="T7">Motor</text:span> <text:span text:style-name="T10">motor</text:span>){</text:p>
      <text:p text:style-name="P6"><text:span text:style-name="T10"><text:tab/><text:tab/>t</text:span><text:span text:style-name="T12">his.t</text:span><text:span text:style-name="T10">ank</text:span> = <text:span text:style-name="T10">tank</text:span>;</text:p>
      <text:p text:style-name="P6"><text:span text:style-name="T10"><text:tab/><text:tab/></text:span><text:span text:style-name="T12">this.</text:span><text:span text:style-name="T10">motor</text:span> = <text:span text:style-name="T10">motor</text:span>;</text:p>
      <text:p text:style-name="P6"><text:tab/>}</text:p>
      <text:p text:style-name="P22"/>
      <text:p text:style-name="P26"/>
      <text:p text:style-name="P30"><text:span text:style-name="T20">Nu is het basisrecept voor de </text:span><text:span text:style-name="T35">A</text:span><text:span text:style-name="T36">uto</text:span><text:span text:style-name="T20"> klaar.<text:line-break/>Een </text:span><text:span text:style-name="T36">Auto</text:span><text:span text:style-name="T20"> met een </text:span><text:span text:style-name="T36">Tank</text:span><text:span text:style-name="T20"> waar een hoeveelheid brandstof in kan en met een </text:span><text:span text:style-name="T36">Motor</text:span><text:span text:style-name="T20"> die een x hoeveelheid brandstof per km verbruikt.</text:span></text:p>
      <text:p text:style-name="P26"/>
      <text:p text:style-name="P26">Tijd om er een echte auto van te maken. Dit was tenslotte nog maar het recept.</text:p>
      <text:p text:style-name="P43"><text:span text:style-name="T20">Om er een </text:span><text:span text:style-name="T36">Object</text:span><text:span text:style-name="T20"> van te maken, een echte auto met zijn eigen gegevens, maak je een </text:span><text:span text:style-name="T36">Main</text:span><text:span text:style-name="T20"> klasse aan. Deze kan je </text:span><text:span text:style-name="T36">Main</text:span><text:span text:style-name="T20"> noemen, maar </text:span><text:span text:style-name="T36">App</text:span><text:span text:style-name="T20"> of </text:span><text:span text:style-name="T36">Program</text:span><text:span text:style-name="T20"> is ook een goede standaard.</text:span></text:p>
      <text:p text:style-name="P26">Hierin staat je <text:span text:style-name="T31">static void main(String[] args)</text:span>.</text:p>
      <text:p text:style-name="P26"/>
      <text:p text:style-name="P30"><text:span text:style-name="T20">Dit is het startpunt van je programma en je werkbank om in dit geval de </text:span><text:span text:style-name="T36">Auto</text:span><text:span text:style-name="T20"> in elkaar te zetten.</text:span></text:p>
      <text:p text:style-name="P30"/>
      <text:p text:style-name="P27">Daar je van alles alleen maar een receptje hebt, en <text:span text:style-name="T43">nog </text:span>geen daadwerkelijk object ga je die eerst aanmaken. Dit doe je van zowel de <text:span text:style-name="T31">Auto</text:span> als de onderdelen in die <text:span text:style-name="T31">Auto</text:span> (de Tank en de <text:span text:style-name="T31">Motor</text:span>). </text:p>
      <text:p text:style-name="P39"><text:span text:style-name="T23">En </text:span><text:span text:style-name="T43">omdat</text:span><text:span text:style-name="T23"> de </text:span><text:span text:style-name="T37">Auto</text:span><text:span text:style-name="T23"> straks om die onderdelen vraagt, maar je eerst de </text:span><text:span text:style-name="T37">Tank</text:span><text:span text:style-name="T23"> en de </text:span><text:span text:style-name="T37">Motor</text:span><text:span text:style-name="T23">.</text:span></text:p>
      <text:p text:style-name="P31">Je kan ook alvast die nieuwe <text:span text:style-name="T31">tankSize</text:span> en nieuwe <text:span text:style-name="T31">efficiency</text:span> ingeven als je dat wilt.</text:p>
      <text:p text:style-name="P26"/>
      <text:p text:style-name="P14"><text:span text:style-name="T4">public</text:span><text:span text:style-name="T17"> </text:span><text:span text:style-name="T4">class</text:span><text:span text:style-name="T17"> </text:span><text:span text:style-name="T8">App</text:span><text:span text:style-name="T17"> {</text:span></text:p>
      <text:p text:style-name="P14"><text:span text:style-name="T3"><text:tab/>public</text:span> <text:span text:style-name="T3">static</text:span> <text:span text:style-name="T7">void</text:span> <text:span text:style-name="T18">main</text:span>(<text:span text:style-name="T7">String</text:span>[] <text:span text:style-name="T10">args</text:span>) <text:span text:style-name="T3">throws</text:span> <text:span text:style-name="T7">Exception</text:span> {</text:p>
      <text:p text:style-name="P6"><text:span text:style-name="T7"><text:tab/><text:tab/>int</text:span> <text:span text:style-name="T10">myTankSize</text:span>;</text:p>
      <text:p text:style-name="P6"><text:span text:style-name="T7"><text:tab/><text:tab/>int</text:span> <text:span text:style-name="T10">efficiency</text:span> ; <text:span text:style-name="T21">//km per liter</text:span></text:p>
      <text:p text:style-name="P21"><text:tab/></text:p>
      <text:p text:style-name="P23"><text:tab/><text:tab/>// maak nieuwe tank met nieuwe tankSize</text:p>
      <text:p text:style-name="P6"><text:span text:style-name="T7"><text:tab/><text:tab/>Tank</text:span> <text:span text:style-name="T10">myTank</text:span> = <text:span text:style-name="T22">new</text:span> <text:span text:style-name="T18">Tank</text:span>(<text:span text:style-name="T10">myTankSize</text:span>);</text:p>
      <text:p text:style-name="P21"><text:tab/><text:tab/></text:p>
      <text:p text:style-name="P23"><text:tab/><text:tab/>// maak nieuwe motor met nieuwe efficiency</text:p>
      <text:p text:style-name="P6"><text:span text:style-name="T7"><text:tab/><text:tab/>Motor</text:span> <text:span text:style-name="T10">myMotor</text:span> = <text:span text:style-name="T22">new</text:span> <text:span text:style-name="T18">Motor</text:span>(<text:span text:style-name="T10">efficiency</text:span>);</text:p>
      <text:p text:style-name="P6"/>
      <text:p text:style-name="P15">}</text:p>
      <text:p text:style-name="P26"/>
      <text:p text:style-name="P26"/>
      <text:p text:style-name="P32"><text:span text:style-name="T23">Nu kan je een echte </text:span><text:span text:style-name="T37">Auto</text:span><text:span text:style-name="T23"> maken, met een echte </text:span><text:span text:style-name="T37">Tank</text:span><text:span text:style-name="T23">, en een echte </text:span><text:span text:style-name="T37">Motor</text:span><text:span text:style-name="T23"> </text:span><text:span text:style-name="T43">die allemaal hun eigen naam hebben gekregen.</text:span></text:p>
      <text:p text:style-name="P26"/>
      <text:p text:style-name="P12"><text:span text:style-name="T3">public</text:span> <text:span text:style-name="T3">class</text:span> <text:span text:style-name="T7">App</text:span> {</text:p>
      <text:p text:style-name="P6"><text:span text:style-name="T3"><text:tab/>public</text:span> <text:span text:style-name="T3">static</text:span> <text:span text:style-name="T7">void</text:span> <text:span text:style-name="T18">main</text:span>(<text:span text:style-name="T7">String</text:span>[] <text:span text:style-name="T10">args</text:span>) <text:span text:style-name="T3">throws</text:span> <text:span text:style-name="T7">Exception</text:span> {</text:p>
      <text:p text:style-name="P6"><text:span text:style-name="T7"><text:tab/><text:tab/>int</text:span> <text:span text:style-name="T10">myTankSize</text:span>;</text:p>
      <text:p text:style-name="P6"><text:span text:style-name="T7"><text:tab/><text:tab/>int</text:span> <text:span text:style-name="T10">efficiency</text:span> ; <text:span text:style-name="T21">//km per liter</text:span></text:p>
      <text:p text:style-name="P21"/>
      <text:p text:style-name="P23"><text:tab/><text:tab/>// maak nieuwe tank met nieuwe tankSize</text:p>
      <text:p text:style-name="P6"><text:span text:style-name="T7"><text:tab/><text:tab/>Tank</text:span> <text:span text:style-name="T10">myTank</text:span> = <text:span text:style-name="T22">new</text:span> <text:span text:style-name="T18">Tank</text:span>(<text:span text:style-name="T10">myTankSize</text:span>);</text:p>
      <text:p text:style-name="P21"/>
      <text:p text:style-name="P23"><text:tab/><text:tab/>// maak nieuwe motor met nieuwe efficiency</text:p>
      <text:p text:style-name="P6"><text:span text:style-name="T7"><text:tab/><text:tab/>Motor</text:span> <text:span text:style-name="T10">myMotor</text:span> = <text:span text:style-name="T22">new</text:span> <text:span text:style-name="T18">Motor</text:span>(<text:span text:style-name="T10">efficiency</text:span>);</text:p>
      <text:p text:style-name="P21"/>
      <text:p text:style-name="P23"><text:tab/><text:tab/>// maak nieuwe auto met nieuwe tank (met nieuwe tankSize) en nieuwe <text:tab/><text:tab/><text:tab/>motor (met nieuwe efficiency) </text:p>
      <text:p text:style-name="P6"><text:span text:style-name="T7"><text:tab/><text:tab/>Vehicle</text:span> <text:span text:style-name="T10">myCar</text:span> = <text:span text:style-name="T22">new</text:span> <text:span text:style-name="T18">Vehicle</text:span>(<text:span text:style-name="T10">myTank</text:span> , <text:span text:style-name="T10">myMotor</text:span>);</text:p>
      <text:p text:style-name="P6"/>
      <text:p text:style-name="P15">}</text:p>
      <text:p text:style-name="P22"/>
      <text:p text:style-name="P32"><text:span text:style-name="T23">En de </text:span><text:span text:style-name="T37">Auto</text:span><text:span text:style-name="T23"> is geboren!</text:span></text:p>
      <text:p text:style-name="P22"/>
      <text:p text:style-name="P22"/>
      <text:p text:style-name="P46"><text:span text:style-name="T23">Nu heeft de </text:span><text:span text:style-name="T35">T</text:span><text:span text:style-name="T37">ank</text:span><text:span text:style-name="T23"> ook nog een x hoeveelheid brandstof in zich, en die willen we graag aan kunnen passen. We gaan ‘m voltanken.<text:line-break/>Dit doe je met een gewone methode waar je de hoeveelheid brandstof in de </text:span><text:span text:style-name="T37">Tank</text:span><text:span text:style-name="T23"> ‘zet’.<text:line-break/>Hier heb je de hoeveelheid brandstof die je er in </text:span><text:span text:style-name="T43">wilt gooien</text:span><text:span text:style-name="T23"> voor nodig.</text:span></text:p>
      <text:p text:style-name="P31"/>
      <text:p text:style-name="P32"><text:span text:style-name="T23">In dit geval geef ik er ook aan mee dat het formaat van de </text:span><text:span text:style-name="T37">Tank</text:span><text:span text:style-name="T23"> eindig is, als je er meer liters in wil doen dat er in pas</text:span><text:span text:style-name="T43">t, dan</text:span><text:span text:style-name="T23"> geeft hij dat aan </text:span><text:span text:style-name="T28">d.m.v. </text:span><text:span text:style-name="T43">het</text:span><text:span text:style-name="T28"> </text:span><text:span text:style-name="T32">if</text:span><text:span text:style-name="T28"> </text:span><text:span text:style-name="T32">statement</text:span><text:span text:style-name="T28">.</text:span></text:p>
      <text:p text:style-name="P32"/>
      <text:p text:style-name="P16"><text:span text:style-name="T3">public</text:span> <text:span text:style-name="T3">class</text:span> <text:span text:style-name="T7">Tank</text:span> {</text:p>
      <text:p text:style-name="P6"><text:span text:style-name="T3"><text:tab/>public</text:span> <text:span text:style-name="T7">int</text:span> <text:span text:style-name="T10">tankSize</text:span>;</text:p>
      <text:p text:style-name="P6"><text:span text:style-name="T3"><text:tab/>public</text:span> <text:span text:style-name="T7">int</text:span> <text:span text:style-name="T10">fuelInTank</text:span>;</text:p>
      <text:p text:style-name="P21"/>
      <text:p text:style-name="P23"><text:tab/>// dit is de constructor. Deze verwacht een tankSize.</text:p>
      <text:p text:style-name="P6"><text:span text:style-name="T3"><text:tab/>public</text:span> <text:span text:style-name="T18">Tank</text:span>(<text:span text:style-name="T7">int</text:span> <text:span text:style-name="T10">tanksize</text:span>){</text:p>
      <text:p text:style-name="P6"><text:span text:style-name="T10"><text:tab/><text:tab/></text:span><text:span text:style-name="T13">this.</text:span><text:span text:style-name="T10">tankSize</text:span> = <text:span text:style-name="T10">tanksize</text:span>;</text:p>
      <text:p text:style-name="P6"><text:tab/>};</text:p>
      <text:p text:style-name="P21"/>
      <text:p text:style-name="P23"><text:tab/>// dit is een gewone methode/functie</text:p>
      <text:p text:style-name="P6"><text:span text:style-name="T3"><text:tab/>public</text:span> <text:span text:style-name="T7">void</text:span> <text:span text:style-name="T18">setFuelInTank</text:span>(<text:span text:style-name="T7">int</text:span> <text:span text:style-name="T10">fuel</text:span>){</text:p>
      <text:p text:style-name="P6"><text:span text:style-name="T22"><text:tab/><text:tab/>if</text:span>(<text:span text:style-name="T10">fuel</text:span> &gt; <text:span text:style-name="T10">tankSize</text:span>){</text:p>
      <text:p text:style-name="P6"><text:span text:style-name="T7"><text:tab/><text:tab/>System</text:span>.<text:span text:style-name="T24">out</text:span>.<text:span text:style-name="T18">println</text:span>(<text:span text:style-name="T26">"Too much fuel. "</text:span> + <text:span text:style-name="T10">tankSize</text:span> + <text:span text:style-name="T26">" is maximum."</text:span>);</text:p>
      <text:p text:style-name="P6"><text:span text:style-name="T10"><text:tab/><text:tab/>fuel</text:span> = <text:span text:style-name="T10">tankSize</text:span>;</text:p>
      <text:p text:style-name="P6"><text:tab/>}</text:p>
      <text:p text:style-name="P6"><text:span text:style-name="T10"><text:tab/>fuelInTank</text:span> = <text:span text:style-name="T10">fuel</text:span>;</text:p>
      <text:p text:style-name="P6"><text:tab/>}</text:p>
      <text:p text:style-name="P6">}</text:p>
      <text:p text:style-name="P32"/>
      <text:p text:style-name="P32"/>
      <text:p text:style-name="P35"/>
      <text:p text:style-name="P44"><text:span text:style-name="T28">Nu heb ik alle info (voor nu) die de </text:span><text:span text:style-name="T32">Tank</text:span><text:span text:style-name="T28"> nodig heeft, meegegeven aan de </text:span><text:span text:style-name="T32">Tank</text:span><text:span text:style-name="T28">.<text:line-break/>Maar de </text:span><text:span text:style-name="T32">Tank</text:span><text:span text:style-name="T28"> zit in de </text:span><text:span text:style-name="T32">Auto</text:span><text:span text:style-name="T28">. Hij bestaat niet op zichzelf.<text:line-break/>Dus moeten we in de </text:span><text:span text:style-name="T32">Auto</text:span><text:span text:style-name="T28"> ook een functie maken voor het brandstof toevoegen.</text:span></text:p>
      <text:p text:style-name="P34">Als je fysiek met je auto gaat tanken gooi je brandstof in je auto en niet in je tank. </text:p>
      <text:p text:style-name="P34">Je haalt niet je tank er uit, vult deze met brandstof en zet m daarna weer in de auto.<text:line-break/>Je laat je auto heel, stopt de slang in je auto en je auto zorgt er zelf voor dat deze brandstof naar de tank gaat. Het is niet belangrijk voor jou waar die tank nou precies zit om hem vol te kunnen gooien met brandstof. Je tankt dus in je auto en niet in je tank.</text:p>
      <text:p text:style-name="P33"/>
      <text:p text:style-name="P33"/>
      <text:p text:style-name="P17"><text:span text:style-name="T3">public</text:span> <text:span text:style-name="T3">class</text:span> <text:span text:style-name="T7">Vehicle</text:span> {</text:p>
      <text:p text:style-name="P6"><text:span text:style-name="T3"><text:tab/>private</text:span> <text:span text:style-name="T7">Tank</text:span> <text:span text:style-name="T10">tank</text:span>;</text:p>
      <text:p text:style-name="P6"><text:span text:style-name="T3"><text:tab/>private</text:span> <text:span text:style-name="T7">Motor</text:span> <text:span text:style-name="T10">motor</text:span>;</text:p>
      <text:p text:style-name="P21"/>
      <text:p text:style-name="P23"><text:tab/>// constructor</text:p>
      <text:p text:style-name="P6"><text:span text:style-name="T3"><text:tab/>public</text:span> <text:span text:style-name="T18">Vehicle</text:span>(<text:span text:style-name="T7">Tank</text:span> <text:span text:style-name="T10">tank</text:span>, <text:span text:style-name="T7">Motor</text:span> <text:span text:style-name="T10">motor</text:span>){</text:p>
      <text:p text:style-name="P6"><text:span text:style-name="T10"><text:tab/><text:tab/></text:span><text:span text:style-name="T14">this.</text:span><text:span text:style-name="T10">tank</text:span> = <text:span text:style-name="T10">tank</text:span>;</text:p>
      <text:p text:style-name="P6"><text:span text:style-name="T10"><text:tab/><text:tab/></text:span><text:span text:style-name="T14">this.</text:span><text:span text:style-name="T10">motor</text:span> = <text:span text:style-name="T10">motor</text:span>;</text:p>
      <text:p text:style-name="P6"><text:tab/>}</text:p>
      <text:p text:style-name="P21"/>
      <text:p text:style-name="P23"><text:tab/>// gewone functie</text:p>
      <text:p text:style-name="P6"><text:span text:style-name="T3"><text:tab/>public</text:span> <text:span text:style-name="T7">void</text:span> <text:span text:style-name="T18">setFuelInTank</text:span>(<text:span text:style-name="T7">int</text:span> <text:span text:style-name="T10">fuel</text:span>){</text:p>
      <text:p text:style-name="P6"><text:span text:style-name="T10"><text:tab/><text:tab/>tank</text:span>.<text:span text:style-name="T18">setFuelInTank</text:span>(<text:span text:style-name="T10">fuel</text:span>); </text:p>
      <text:p text:style-name="P6"><text:tab/>}</text:p>
      <text:p text:style-name="P33"/>
      <text:p text:style-name="P33"/>
      <text:p text:style-name="P33">De <text:span text:style-name="T31">setFuelInTank</text:span><text:span text:style-name="T35">()</text:span> wil een hoeveelheid brandstof (<text:span text:style-name="T31">int fuel</text:span><text:span text:style-name="T45">)</text:span> en deze geeft dit door aan de <text:span text:style-name="T31">setFuelInTank</text:span><text:span text:style-name="T35">()</text:span> <text:span text:style-name="T31">functie</text:span> van de nieuwe aangemaakte <text:span text:style-name="T35">T</text:span><text:span text:style-name="T31">ank</text:span> die diezelfde hoeveelheid brandstof wil weten. </text:p>
      <text:p text:style-name="P37"><text:span text:style-name="T29">Met deze 2 methods kan je nu een hoeveelheid brandstof in je nieuwe </text:span><text:span text:style-name="T38">myCar Auto</text:span><text:span text:style-name="T29"> stoppen. </text:span><text:span text:style-name="T30">Dit doe je in </text:span><text:span text:style-name="T39">Main</text:span><text:span text:style-name="T30">, op je werkbank waar je alle onderdelen in elkaar schroeft.</text:span></text:p>
      <text:p text:style-name="P36"/>
      <text:p text:style-name="P18"><text:span text:style-name="T3"/></text:p>
      <text:p text:style-name="P18"><text:span text:style-name="T3">public</text:span> <text:span text:style-name="T3">class</text:span> <text:span text:style-name="T7">App</text:span> {</text:p>
      <text:p text:style-name="P6"><text:span text:style-name="T3"><text:tab/>public</text:span> <text:span text:style-name="T3">static</text:span> <text:span text:style-name="T7">void</text:span> <text:span text:style-name="T18">main</text:span>(<text:span text:style-name="T7">String</text:span>[] <text:span text:style-name="T10">args</text:span>) <text:span text:style-name="T3">throws</text:span> <text:span text:style-name="T7">Exception</text:span> {</text:p>
      <text:p text:style-name="P6"><text:span text:style-name="T7"><text:tab/><text:tab/>int</text:span> <text:span text:style-name="T10">myTankSize</text:span>;</text:p>
      <text:p text:style-name="P6"><text:span text:style-name="T7"><text:tab/><text:tab/>int</text:span> <text:span text:style-name="T10">efficiency</text:span> ; <text:span text:style-name="T21">// km per liter</text:span></text:p>
      <text:p text:style-name="P6"><text:span text:style-name="T7"><text:tab/><text:tab/>int</text:span> <text:span text:style-name="T10">fuel</text:span>=;</text:p>
      <text:p text:style-name="P21"/>
      <text:p text:style-name="P23"><text:tab/><text:tab/>// maak nieuwe tank met nieuwe tankSize</text:p>
      <text:p text:style-name="P6"><text:span text:style-name="T7"><text:tab/><text:tab/>Tank</text:span> <text:span text:style-name="T10">myTank</text:span> = <text:span text:style-name="T22">new</text:span> <text:span text:style-name="T18">Tank</text:span>(<text:span text:style-name="T10">myTankSize</text:span>);</text:p>
      <text:p text:style-name="P21"/>
      <text:p text:style-name="P23"><text:tab/><text:tab/>// maak nieuwe motor met nieuwe efficiency</text:p>
      <text:p text:style-name="P6"><text:span text:style-name="T7"><text:tab/><text:tab/>Motor</text:span> <text:span text:style-name="T10">myMotor</text:span> = <text:span text:style-name="T22">new</text:span> <text:span text:style-name="T18">Motor</text:span>(<text:span text:style-name="T10">efficiency</text:span>);</text:p>
      <text:p text:style-name="P21"/>
      <text:p text:style-name="P23"><text:tab/><text:tab/>// maak nieuwe auto met nieuwe tank (met nieuwe tankSize) en nieuwe <text:tab/><text:tab/><text:tab/>motor (me<text:span text:style-name="T29">t </text:span>nieuwe efficiency) </text:p>
      <text:p text:style-name="P6"><text:span text:style-name="T7"><text:tab/><text:tab/>Vehicle</text:span> <text:span text:style-name="T10">myCar</text:span> = <text:span text:style-name="T22">new</text:span> <text:span text:style-name="T18">Vehicle</text:span>(<text:span text:style-name="T10">myTank</text:span> , <text:span text:style-name="T10">myMotor</text:span>);</text:p>
      <text:p text:style-name="P21"/>
      <text:p text:style-name="P23"><text:tab/><text:tab/>// geef hoeveelheid fuel aan die in de tank zit</text:p>
      <text:p text:style-name="P6"><text:span text:style-name="T10"><text:tab/><text:tab/>myCar</text:span>.<text:span text:style-name="T18">setFuelInTank</text:span>(<text:span text:style-name="T10">fuel</text:span>);</text:p>
      <text:p text:style-name="P19">}</text:p>
      <text:p text:style-name="P38"><text:soft-page-break/>Om uit te rekenen hoe ver ik kan rijden met deze hoeveelheid brandstof <text:span text:style-name="T43">in mijn </text:span><text:span text:style-name="T40">Tank</text:span>, en de <text:span text:style-name="T31">efficiency</text:span> van mijn <text:span text:style-name="T31">Motor</text:span>, maak je een functie <text:span text:style-name="T43">zoals </text:span><text:span text:style-name="T31">calculateDistance()</text:span>.</text:p>
      <text:p text:style-name="P38">Dit doe je in de <text:span text:style-name="T31">Auto</text:span>. Het is de gehele auto die een bepaalde afstand af legt en niet alleen de <text:span text:style-name="T31">Motor</text:span> of de <text:span text:style-name="T31">Tank</text:span>. </text:p>
      <text:p text:style-name="P38"/>
      <text:p text:style-name="P38"/>
      <text:p text:style-name="P20"><text:span text:style-name="T3">public</text:span> <text:span text:style-name="T3">class</text:span> <text:span text:style-name="T7">Vehicle</text:span> {</text:p>
      <text:p text:style-name="P6"><text:span text:style-name="T3"><text:tab/>private</text:span> <text:span text:style-name="T7">Tank</text:span> <text:span text:style-name="T10">tank</text:span>;</text:p>
      <text:p text:style-name="P6"><text:span text:style-name="T3"><text:tab/>private</text:span> <text:span text:style-name="T7">Motor</text:span> <text:span text:style-name="T10">motor</text:span>;</text:p>
      <text:p text:style-name="P21"/>
      <text:p text:style-name="P24"><text:tab/>// constructor</text:p>
      <text:p text:style-name="P24"><text:span text:style-name="T3"><text:tab/>public</text:span><text:span text:style-name="T5"> </text:span><text:span text:style-name="T18">Vehicle</text:span><text:span text:style-name="T5">(</text:span><text:span text:style-name="T7">Tank</text:span><text:span text:style-name="T5"> </text:span><text:span text:style-name="T10">tank</text:span><text:span text:style-name="T5">, </text:span><text:span text:style-name="T7">Motor</text:span><text:span text:style-name="T5"> </text:span><text:span text:style-name="T10">motor</text:span><text:span text:style-name="T15">)</text:span><text:span text:style-name="T5">{</text:span></text:p>
      <text:p text:style-name="P6"><text:span text:style-name="T10"><text:tab/><text:tab/></text:span><text:span text:style-name="T15">this.</text:span><text:span text:style-name="T10">tank</text:span> = <text:span text:style-name="T10">tank</text:span>;</text:p>
      <text:p text:style-name="P6"><text:span text:style-name="T10"><text:tab/><text:tab/></text:span><text:span text:style-name="T15">this.</text:span><text:span text:style-name="T10">motor</text:span> = <text:span text:style-name="T10">motor</text:span>;</text:p>
      <text:p text:style-name="P6"><text:tab/>}</text:p>
      <text:p text:style-name="P21"/>
      <text:p text:style-name="P23"><text:tab/>// gewone functie</text:p>
      <text:p text:style-name="P6"><text:span text:style-name="T3"><text:tab/>public</text:span> <text:span text:style-name="T7">void</text:span> <text:span text:style-name="T18">setFuelInTank</text:span>(<text:span text:style-name="T7">int</text:span> <text:span text:style-name="T10">fuel</text:span>){</text:p>
      <text:p text:style-name="P6"><text:span text:style-name="T10"><text:tab/><text:tab/>tank</text:span>.<text:span text:style-name="T18">setFuelInTank</text:span>(<text:span text:style-name="T10">fuel</text:span>); </text:p>
      <text:p text:style-name="P6"><text:tab/>}</text:p>
      <text:p text:style-name="P21"/>
      <text:p text:style-name="P6"><text:span text:style-name="T3"><text:tab/>public</text:span> <text:span text:style-name="T7">int</text:span> <text:span text:style-name="T18">calculateDistance</text:span>(){</text:p>
      <text:p text:style-name="P6"><text:span text:style-name="T7"><text:tab/><text:tab/>int</text:span> <text:span text:style-name="T10">distance</text:span> = <text:span text:style-name="T10">tank</text:span>.<text:span text:style-name="T10">fuelInTank</text:span> * <text:span text:style-name="T10">motor</text:span>.<text:span text:style-name="T10">efficiency</text:span>;</text:p>
      <text:p text:style-name="P6"><text:span text:style-name="T22"><text:tab/><text:tab/>return</text:span> <text:span text:style-name="T10">distance</text:span>;</text:p>
      <text:p text:style-name="P6"><text:tab/>}</text:p>
      <text:p text:style-name="P6">}</text:p>
      <text:p text:style-name="P6"/>
      <text:p text:style-name="P38"/>
      <text:p text:style-name="P38"/>
      <text:p text:style-name="P38">Met een enkele <text:span text:style-name="T31">printout</text:span> <text:span text:style-name="T46">in je programma (in je </text:span><text:span text:style-name="T41">main</text:span><text:span text:style-name="T46">) </text:span>kan je nu de afstand die je af kan leggen met deze hoeveelheid brandstof op je scherm laten zien.</text:p>
      <text:p text:style-name="P41"><text:span text:style-name="T46">Je kan uiteraard ook een </text:span><text:span text:style-name="T41">printCalculatedDistance() </text:span><text:span text:style-name="T46">in je </text:span><text:span text:style-name="T41">Auto</text:span><text:span text:style-name="T46"> maken om te printen en deze aanroepen in je </text:span><text:span text:style-name="T41">main</text:span><text:span text:style-name="T46">.</text:span></text:p>
      <text:p text:style-name="P45"><text:span text:style-name="T3">public</text:span> <text:span text:style-name="T3">class</text:span> <text:span text:style-name="T7">App</text:span> {</text:p>
      <text:p text:style-name="P6"><text:span text:style-name="T3"><text:tab/>public</text:span> <text:span text:style-name="T3">static</text:span> <text:span text:style-name="T7">void</text:span> <text:span text:style-name="T18">main</text:span>(<text:span text:style-name="T7">String</text:span>[] <text:span text:style-name="T10">args</text:span>) <text:span text:style-name="T3">throws</text:span> <text:span text:style-name="T7">Exception</text:span> {</text:p>
      <text:p text:style-name="P6"><text:span text:style-name="T7"><text:tab/><text:tab/>int</text:span> <text:span text:style-name="T10">myTankSize</text:span>;</text:p>
      <text:p text:style-name="P6"><text:span text:style-name="T7"><text:tab/><text:tab/>int</text:span> <text:span text:style-name="T10">efficiency</text:span> ; <text:span text:style-name="T21">//km per liter</text:span></text:p>
      <text:p text:style-name="P6"><text:span text:style-name="T7"><text:tab/><text:tab/>int</text:span> <text:span text:style-name="T10">fuel</text:span>;<text:tab/></text:p>
      <text:p text:style-name="P21"/>
      <text:p text:style-name="P6"><text:span text:style-name="T7"><text:tab/><text:tab/>Tank</text:span> <text:span text:style-name="T10">myTank</text:span> = <text:span text:style-name="T22">new</text:span> <text:span text:style-name="T18">Tank</text:span>(<text:span text:style-name="T10">myTankSize</text:span>);</text:p>
      <text:p text:style-name="P21"/>
      <text:p text:style-name="P6"><text:span text:style-name="T7"><text:tab/><text:tab/>Motor</text:span> <text:span text:style-name="T10">myMotor</text:span> = <text:span text:style-name="T22">new</text:span> <text:span text:style-name="T18">Motor</text:span>(<text:span text:style-name="T10">efficiency</text:span>);</text:p>
      <text:p text:style-name="P21"/>
      <text:p text:style-name="P6"><text:span text:style-name="T7"><text:tab/><text:tab/>Vehicle</text:span> <text:span text:style-name="T10">myCar</text:span> = <text:span text:style-name="T22">new</text:span> <text:span text:style-name="T18">Vehicle</text:span>(<text:span text:style-name="T10">myTank</text:span> , <text:span text:style-name="T10">myMotor</text:span>);</text:p>
      <text:p text:style-name="P21"/>
      <text:p text:style-name="P6"><text:span text:style-name="T10"><text:tab/><text:tab/>myCar</text:span>.<text:span text:style-name="T18">setFuelInTank</text:span>(<text:span text:style-name="T10">fuel</text:span>);</text:p>
      <text:p text:style-name="P21"/>
      <text:p text:style-name="P21"><text:span text:style-name="T9"><text:tab/><text:tab/>System</text:span><text:span text:style-name="T6">.</text:span><text:span text:style-name="T25">out</text:span><text:span text:style-name="T6">.</text:span><text:span text:style-name="T19">println</text:span><text:span text:style-name="T6">(</text:span><text:span text:style-name="T27">"You can still drive "</text:span><text:span text:style-name="T6"> + </text:span><text:span text:style-name="T16">myCar</text:span><text:span text:style-name="T6">.</text:span><text:span text:style-name="T19">calculateDistance</text:span><text:span text:style-name="T6">() + </text:span></text:p>
      <text:p text:style-name="P9"><text:span text:style-name="T26"><text:tab/><text:tab/>" km with your current amount of fuel."</text:span>);</text:p>
      <text:p text:style-name="P6"><text:tab/>}</text:p>
      <text:p text:style-name="P6">}</text:p>
      <text:p text:style-name="P38"/>
      <text:p text:style-name="P38"/>
      <text:p text:style-name="P40"/>
      <text:p text:style-name="P28">Kla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4:03:08.658471941</meta:creation-date>
    <dc:date>2021-06-10T15:42:12.872063407</dc:date>
    <meta:editing-duration>PT27M31S</meta:editing-duration>
    <meta:editing-cycles>4</meta:editing-cycles>
    <meta:generator>LibreOffice/6.4.7.2$Linux_X86_64 LibreOffice_project/40$Build-2</meta:generator>
    <meta:document-statistic meta:table-count="0" meta:image-count="0" meta:object-count="0" meta:page-count="7" meta:paragraph-count="166" meta:word-count="1252" meta:character-count="7247" meta:non-whitespace-character-count="5991"/>
  </office:meta>
</office:document-meta>
</file>